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Helvetica" svg:font-family="Helvetica"/>
    <style:font-face style:name="Lucidasans1" svg:font-family="Lucidasans"/>
    <style:font-face style:name="StarSymbol" svg:font-family="StarSymbol"/>
    <style:font-face style:name="Times" svg:font-family="Times"/>
    <style:font-face style:name="Times1" svg:font-family="Times" style:font-family-generic="roman"/>
    <style:font-face style:name="Helvetica1"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paragraph-properties fo:text-align="start" style:justify-single-word="false"/>
      <style:text-properties style:use-window-font-color="true" style:font-name="Times1" fo:font-size="12pt" style:font-name-asian="Helvetica1" style:font-size-asian="12pt" style:font-name-complex="Helvetica1" style:font-size-complex="12pt"/>
    </style:style>
    <style:style style:name="P4" style:family="paragraph" style:parent-style-name="Standard">
      <style:paragraph-properties fo:text-align="start" style:justify-single-word="false" style:text-autospace="non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use-window-font-color="true" style:font-name="Times1" fo:font-size="12pt" style:font-name-asian="Helvetica1" style:font-size-asian="12pt" style:font-name-complex="Helvetica1" style:font-size-complex="12pt"/>
    </style:style>
    <style:style style:name="P5" style:family="paragraph" style:parent-style-name="Standard">
      <style:paragraph-properties style:text-autospace="none"/>
      <style:text-properties style:use-window-font-color="true" style:font-name="Times1" fo:font-size="12pt" style:font-name-asian="Helvetica1" style:font-size-asian="12pt" style:font-name-complex="Helvetica1"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fo:font-size="26pt" style:font-size-asian="26pt" style:font-size-complex="26pt"/>
    </style:style>
    <style:style style:name="P8" style:family="paragraph" style:parent-style-name="Standard">
      <style:text-properties style:font-name="Times1"/>
    </style:style>
    <style:style style:name="P9" style:family="paragraph" style:parent-style-name="Standard">
      <style:paragraph-properties fo:text-align="start" style:justify-single-word="false"/>
      <style:text-properties style:font-name="Times1"/>
    </style:style>
    <style:style style:name="P10" style:family="paragraph" style:parent-style-name="Standard">
      <style:paragraph-properties fo:text-align="end" style:justify-single-word="false"/>
    </style:style>
    <style:style style:name="P11" style:family="paragraph" style:parent-style-name="Text_20_body">
      <style:text-properties fo:font-style="italic" style:font-style-asian="italic" style:font-style-complex="italic"/>
    </style:style>
    <style:style style:name="P12" style:family="paragraph" style:parent-style-name="Heading_20_2">
      <style:paragraph-properties fo:text-align="start" style:justify-single-word="false"/>
    </style:style>
    <style:style style:name="P13" style:family="paragraph" style:parent-style-name="Heading_20_2">
      <style:paragraph-properties fo:text-align="start" style:justify-single-word="false"/>
    </style:style>
    <style:style style:name="P14" style:family="paragraph" style:parent-style-name="Text_20_body" style:list-style-name="L1"/>
    <style:style style:name="P15" style:family="paragraph" style:parent-style-name="Text_20_body" style:list-style-name="L1"/>
    <style:style style:name="P16" style:family="paragraph" style:parent-style-name="Text_20_body" style:list-style-name="L1"/>
    <style:style style:name="P17" style:family="paragraph" style:parent-style-name="Text_20_body" style:list-style-name="L1"/>
    <style:style style:name="P18" style:family="paragraph" style:parent-style-name="Text_20_body">
      <style:paragraph-properties fo:text-align="start" style:justify-single-word="false"/>
    </style:style>
    <style:style style:name="P19" style:family="paragraph" style:parent-style-name="Text_20_body">
      <style:text-properties style:font-name="Courier New"/>
    </style:style>
    <style:style style:name="P20" style:family="paragraph" style:parent-style-name="Text_20_body">
      <style:text-properties style:font-name="Courier New" fo:font-style="italic" style:font-style-asian="italic" style:font-style-complex="italic"/>
    </style:style>
    <style:style style:name="P21" style:family="paragraph" style:parent-style-name="Text_20_body">
      <style:text-properties style:font-name="Times New Roman" fo:font-style="italic" style:font-style-asian="italic" style:font-style-complex="italic"/>
    </style:style>
    <style:style style:name="P22" style:family="paragraph" style:parent-style-name="Marginalia">
      <style:text-properties style:font-name="Courier New"/>
    </style:style>
    <style:style style:name="P23" style:family="paragraph" style:parent-style-name="Standard">
      <style:paragraph-properties fo:text-align="start" style:justify-single-word="false"/>
    </style:style>
    <style:style style:name="P24" style:family="paragraph" style:parent-style-name="Standard" style:list-style-name="L2">
      <style:paragraph-properties fo:text-align="start" style:justify-single-word="false"/>
    </style:style>
    <style:style style:name="P25" style:family="paragraph" style:parent-style-name="Standard" style:list-style-name="L3">
      <style:paragraph-properties fo:text-align="start" style:justify-single-word="false"/>
    </style:style>
    <style:style style:name="P26" style:family="paragraph" style:parent-style-name="Standard" style:list-style-name="L4">
      <style:paragraph-properties fo:text-align="start" style:justify-single-word="false"/>
    </style:style>
    <style:style style:name="P27" style:family="paragraph" style:parent-style-name="Standard" style:list-style-name="L5">
      <style:paragraph-properties fo:text-align="start" style:justify-single-word="false"/>
    </style:style>
    <style:style style:name="P28" style:family="paragraph" style:parent-style-name="Standard" style:list-style-name="L6">
      <style:paragraph-properties fo:text-align="start" style:justify-single-word="false"/>
    </style:style>
    <style:style style:name="P29" style:family="paragraph" style:parent-style-name="Standard" style:list-style-name="L7">
      <style:paragraph-properties fo:text-align="start" style:justify-single-word="false"/>
    </style:style>
    <style:style style:name="P30" style:family="paragraph" style:parent-style-name="Standard" style:list-style-name="L8">
      <style:paragraph-properties fo:text-align="start" style:justify-single-word="false"/>
    </style:style>
    <style:style style:name="P31" style:family="paragraph" style:parent-style-name="Standard" style:list-style-name="L9">
      <style:paragraph-properties fo:text-align="start" style:justify-single-word="false"/>
    </style:style>
    <style:style style:name="P32" style:family="paragraph" style:parent-style-name="Standard" style:list-style-name="L10">
      <style:paragraph-properties fo:text-align="start" style:justify-single-word="false"/>
    </style:style>
    <style:style style:name="P33" style:family="paragraph" style:parent-style-name="Standard" style:list-style-name="L12">
      <style:paragraph-properties fo:text-align="start" style:justify-single-word="false"/>
    </style:style>
    <style:style style:name="P34" style:family="paragraph" style:parent-style-name="Standard" style:list-style-name="L13">
      <style:paragraph-properties fo:text-align="start" style:justify-single-word="false"/>
    </style:style>
    <style:style style:name="P35" style:family="paragraph" style:parent-style-name="Standard" style:list-style-name="L14">
      <style:paragraph-properties fo:text-align="start" style:justify-single-word="false"/>
    </style:style>
    <style:style style:name="P36" style:family="paragraph" style:parent-style-name="Standard" style:list-style-name="L15">
      <style:paragraph-properties fo:text-align="start" style:justify-single-word="false"/>
    </style:style>
    <style:style style:name="P37" style:family="paragraph" style:parent-style-name="Standard" style:list-style-name="L16">
      <style:paragraph-properties fo:text-align="start" style:justify-single-word="false"/>
    </style:style>
    <style:style style:name="P38" style:family="paragraph" style:parent-style-name="Standard" style:list-style-name="L17">
      <style:paragraph-properties fo:text-align="start" style:justify-single-word="false"/>
    </style:style>
    <style:style style:name="P39" style:family="paragraph" style:parent-style-name="Standard" style:list-style-name="L18">
      <style:paragraph-properties fo:text-align="start" style:justify-single-word="false"/>
    </style:style>
    <style:style style:name="P40" style:family="paragraph" style:parent-style-name="Standard" style:list-style-name="L19">
      <style:paragraph-properties fo:text-align="start" style:justify-single-word="false"/>
    </style:style>
    <style:style style:name="P41" style:family="paragraph" style:parent-style-name="Standard" style:list-style-name="L20">
      <style:paragraph-properties fo:text-align="start" style:justify-single-word="false"/>
    </style:style>
    <style:style style:name="P42" style:family="paragraph" style:parent-style-name="Standard" style:list-style-name="L21">
      <style:paragraph-properties fo:text-align="start" style:justify-single-word="false"/>
    </style:style>
    <style:style style:name="P43" style:family="paragraph" style:parent-style-name="Standard" style:list-style-name="L22">
      <style:paragraph-properties fo:text-align="start" style:justify-single-word="false"/>
    </style:style>
    <style:style style:name="P44" style:family="paragraph" style:parent-style-name="Standard" style:list-style-name="L23">
      <style:paragraph-properties fo:text-align="start" style:justify-single-word="false"/>
    </style:style>
    <style:style style:name="P45" style:family="paragraph" style:parent-style-name="Standard" style:list-style-name="L24">
      <style:paragraph-properties fo:text-align="start" style:justify-single-word="false"/>
    </style:style>
    <style:style style:name="P46" style:family="paragraph" style:parent-style-name="Standard" style:list-style-name="L25">
      <style:paragraph-properties fo:text-align="start" style:justify-single-word="false"/>
    </style:style>
    <style:style style:name="P47" style:family="paragraph" style:parent-style-name="Standard" style:list-style-name="L26">
      <style:paragraph-properties fo:text-align="start" style:justify-single-word="false"/>
    </style:style>
    <style:style style:name="P48" style:family="paragraph" style:parent-style-name="Standard" style:list-style-name="L27">
      <style:paragraph-properties fo:text-align="start" style:justify-single-word="false"/>
    </style:style>
    <style:style style:name="P49" style:family="paragraph" style:parent-style-name="Standard" style:list-style-name="L28">
      <style:paragraph-properties fo:text-align="start" style:justify-single-word="false"/>
    </style:style>
    <style:style style:name="P50" style:family="paragraph" style:parent-style-name="Standard" style:list-style-name="L29">
      <style:paragraph-properties fo:text-align="start" style:justify-single-word="false"/>
    </style:style>
    <style:style style:name="P51" style:family="paragraph" style:parent-style-name="Standard" style:list-style-name="L30">
      <style:paragraph-properties fo:text-align="start" style:justify-single-word="false"/>
    </style:style>
    <style:style style:name="P52" style:family="paragraph" style:parent-style-name="Standard" style:list-style-name="L31">
      <style:paragraph-properties fo:text-align="start" style:justify-single-word="false"/>
    </style:style>
    <style:style style:name="P53" style:family="paragraph" style:parent-style-name="Standard" style:list-style-name="L32">
      <style:paragraph-properties fo:text-align="start" style:justify-single-word="false"/>
    </style:style>
    <style:style style:name="P54" style:family="paragraph" style:parent-style-name="Standard" style:list-style-name="L33">
      <style:paragraph-properties fo:text-align="start" style:justify-single-word="false"/>
    </style:style>
    <style:style style:name="P55" style:family="paragraph" style:parent-style-name="Standard" style:list-style-name="L34">
      <style:paragraph-properties fo:text-align="start" style:justify-single-word="false"/>
    </style:style>
    <style:style style:name="P56" style:family="paragraph" style:parent-style-name="Standard" style:list-style-name="L35">
      <style:paragraph-properties fo:text-align="start" style:justify-single-word="false"/>
    </style:style>
    <style:style style:name="P57" style:family="paragraph" style:parent-style-name="Standard" style:list-style-name="L36">
      <style:paragraph-properties fo:text-align="start" style:justify-single-word="false"/>
    </style:style>
    <style:style style:name="P58" style:family="paragraph" style:parent-style-name="Standard" style:list-style-name="L37">
      <style:paragraph-properties fo:text-align="start" style:justify-single-word="false"/>
    </style:style>
    <style:style style:name="P59" style:family="paragraph" style:parent-style-name="Standard" style:list-style-name="L38">
      <style:paragraph-properties fo:text-align="start" style:justify-single-word="false"/>
    </style:style>
    <style:style style:name="P60" style:family="paragraph" style:parent-style-name="Standard" style:list-style-name="L11">
      <style:paragraph-properties fo:text-align="start" style:justify-single-word="false"/>
    </style:style>
    <style:style style:name="P61" style:family="paragraph" style:parent-style-name="Standard">
      <style:text-properties style:font-name="Courier New"/>
    </style:style>
    <style:style style:name="T1" style:family="text">
      <style:text-properties style:font-name="Courier New"/>
    </style:style>
    <style:style style:name="T2"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SCHILIS Vivien</text:p>
      <text:p text:style-name="Standard">FLANDRE Guillaume</text:p>
      <text:p text:style-name="Standard">LOMBARD Félix</text:p>
      <text:p text:style-name="Standard">TOPCU Julien</text:p>
      <text:p text:style-name="Standard"/>
      <text:p text:style-name="Standard"/>
      <text:p text:style-name="Standard"><text:tab/><text:tab/><text:tab/><text:tab/></text:p>
      <text:p text:style-name="Standard"/>
      <text:p text:style-name="Standard"/>
      <text:p text:style-name="Standard"/>
      <text:p text:style-name="Standard"/>
      <text:p text:style-name="P6"/>
      <text:p text:style-name="P6"/>
      <text:p text:style-name="P6"/>
      <text:p text:style-name="P6"/>
      <text:p text:style-name="P6"/>
      <text:p text:style-name="P6"/>
      <text:p text:style-name="P6"/>
      <text:p text:style-name="P7">PROJET COMPILATION</text:p>
      <text:p text:style-name="Standard"/>
      <text:p text:style-name="Standard"/>
      <text:p text:style-name="Standard"/>
      <text:p text:style-name="Standard"/>
      <text:p text:style-name="Standard"/>
      <text:p text:style-name="P6">IFIPS INGE2 - 2008</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Jeudi 21 février 2008</text:p>
      <text:p text:style-name="Standard"/>
      <text:p text:style-name="Standard"/>
      <text:p text:style-name="Standard"><text:soft-page-break/></text:p>
      <text:p text:style-name="Standard"/>
      <text:h text:style-name="Heading_20_1" text:outline-level="1">Introduction</text:h>
      <text:p text:style-name="Text_20_body">A l'issue de ce projet, nous avons réussi à implémenter l'ensemble des vérifications contextuelles nécessaires et à générer le code intermédiaire de n'importe quel programme syntaxiquement et contextuellement correct.</text:p>
      <text:h text:style-name="Heading_20_1" text:outline-level="1">Hypothèses préalables</text:h>
      <text:p text:style-name="Text_20_body"/>
      <text:p text:style-name="Text_20_body">Pour l'élaboration de notre vérification syntaxique, nous avons émis les hypothèses suivantes :</text:p>
      <text:list text:style-name="L1">
        <text:list-item>
          <text:p text:style-name="P14">Tout programme contient un bloc principal.</text:p>
        </text:list-item>
        <text:list-item>
          <text:p text:style-name="P14">Les variables locales ou paramètres de blocs et méthodes contenus dans une classe, peuvent avoir le même nom que des attributs de celle-ci. Cependant si ces variables masquent les attributs, pour pouvoir y accéder il faudra utiliser self.</text:p>
        </text:list-item>
        <text:list-item>
          <text:p text:style-name="P14">Dans une expression, et plus généralement dans un bloc, le résultat renvoyé est la partie gauche de la dernière expression.</text:p>
          <text:p text:style-name="P14"/>
        </text:list-item>
      </text:list>
      <text:p text:style-name="Text_20_body">Pour la génération du code, nous sommes parti du principe que la vérification contextuelle ne se souciait pas de savoir si toutes les variables avaient été allouées à l'aide d'un New. Par conséquent, l'oubli des allocations permettra bien de générer le code intermédiaire mais en revanche, cela provoquera une erreur lors de son interprétation.</text:p>
      <text:h text:style-name="Heading_20_1" text:outline-level="1">Implémentation</text:h>
      <text:h text:style-name="Heading_20_2" text:outline-level="2">Vérification contextuelle</text:h>
      <text:p text:style-name="Text_20_body"><text:tab/>Ne pouvant pas utiliser d'attributs hérités, nous avons utilisé les variables globales suivantes définies dans le main.h :</text:p>
      <text:p text:style-name="Text_20_body"><text:s/></text:p>
      <text:p text:style-name="P61">PCLASSE definedClasses;//liste des classes définies dans le programme</text:p>
      <text:p text:style-name="P61">PARBRE mainBloc;//bloc principal du programme</text:p>
      <text:p text:style-name="P61">PATT AttributsEnvironnement;//environnement des attributs</text:p>
      <text:p text:style-name="P61">PMETH MethodesEnvironnement;//environnement des méthodes</text:p>
      <text:p text:style-name="P61">char * current_class_name;//nom de la classe en cours de traitement</text:p>
      <text:p text:style-name="P61">char * parent_current_class_name;//nom de la super classe de la classe en cours de traitement</text:p>
      <text:p text:style-name="P61">char * current_methode;//nom de la méthode en cours de traitement</text:p>
      <text:p text:style-name="P61">char * current_methode_return_type;//type de retour de la méthode en cours de traitement</text:p>
      <text:p text:style-name="Standard"/>
      <text:p text:style-name="Standard">Nous avons utilisé les structures de données suivantes : </text:p>
      <text:p text:style-name="Standard"/>
      <text:p text:style-name="Standard"><text:tab/></text:p>
      <text:p text:style-name="P61">/*Structure d'un attribut*/</text:p>
      <text:p text:style-name="P61"><text:soft-page-break/>typedef struct attribut{</text:p>
      <text:p text:style-name="P61"><text:tab/>char * name;</text:p>
      <text:p text:style-name="P61"><text:tab/>char * type;</text:p>
      <text:p text:style-name="P61"><text:tab/>struct attribut *suiv; </text:p>
      <text:p text:style-name="P61">} ATTRIBUT, *PATT;</text:p>
      <text:p text:style-name="P61"/>
      <text:p text:style-name="P61">/*Structure d'une methode*/</text:p>
      <text:p text:style-name="P61">typedef struct methode{</text:p>
      <text:p text:style-name="P61"><text:tab/>char * name;//nom de la methode</text:p>
      <text:p text:style-name="P61"><text:tab/>char * type;//type de retour</text:p>
      <text:p text:style-name="P61"><text:tab/>struct attribut *lparams;//list de paramètres.</text:p>
      <text:p text:style-name="P61"><text:tab/>struct methode *suiv; </text:p>
      <text:p text:style-name="P61"><text:tab/>struct arbre *expression;//corps de la méthode</text:p>
      <text:p text:style-name="P61">} METHODE, *PMETH;</text:p>
      <text:p text:style-name="P61"/>
      <text:p text:style-name="P61">/*Structure d'une classe*/</text:p>
      <text:p text:style-name="P61"/>
      <text:p text:style-name="P61">typedef struct classe{</text:p>
      <text:p text:style-name="P61"><text:tab/>char *name;//nom de la classe</text:p>
      <text:p text:style-name="P61"><text:tab/>char *name_parent;//nom de la classe parente</text:p>
      <text:p text:style-name="P61"><text:tab/>struct attribut *lattributs;//liste des attributs de la classe</text:p>
      <text:p text:style-name="P61"><text:tab/>struct methode *lmethodes;//liste des méthodes de la classe</text:p>
      <text:p text:style-name="P61"><text:tab/>struct classe * suiv;</text:p>
      <text:p text:style-name="P61">} CLASSE, *PCLASSE;</text:p>
      <text:p text:style-name="P61"/>
      <text:p text:style-name="P8"/>
      <text:p text:style-name="P3">Pour gérer l'ensemble des expressions nous avons adopté une structure arborescente.</text:p>
      <text:p text:style-name="P4">La structure ARBRE est un b-arbre (avec un fils droit et un fils gauche).</text:p>
      <text:p text:style-name="P4">Pour une plus grande flexibilité, la structure des noeuds est une structure d'union qui va nous permettre de stocker un ensemble de type varié (Entier, Chaine, Fonction, attribut).</text:p>
      <text:p text:style-name="P4"/>
      <text:p text:style-name="P4">Pour certain mot de la grammaire comme BLOC ou appel de fonction, nous sauvegardons certains éléments dans le noeud.</text:p>
      <text:p text:style-name="P4"/>
      <text:p text:style-name="P4">Un noeud Bloc contiendra dans son fils gauche l'ensemble des expressions du bloc</text:p>
      <text:p text:style-name="P5">et à droite la liste des attributs déclarés du bloc.</text:p>
      <text:p text:style-name="P5"/>
      <text:p text:style-name="P5">Un noeud Fct (fonction) contiendra une structure de fonction dans son fils gauche et son fils droit.</text:p>
      <text:p text:style-name="P5">La structure Fct est définie par le nom de la méthode appelée et ses arguments.</text:p>
      <text:p text:style-name="P9"/>
      <text:h text:style-name="Heading_20_3" text:outline-level="3">Principe général</text:h>
      <text:p text:style-name="P1"/>
      <text:p text:style-name="P1"><text:tab/>Lors de la réduction d'une production classe, attribut, méthode, etc., on appelle une fonction MakeClasse, MakeMethode, MakeAttribut qui prend en paramètres les symboles de la production. On effectue ensuite les vérifications sur les méthodes et les attributs, au moyen de check_methodes et check_attributs qui prennent en paramètre l'environnement ainsi construit. Ces méthodes font appel à check_type qui, étant donné un noeud de l'arbre, va synthétiser son type à partir de l'environnement contenu dans les variables globales. Lorsque l'on va descendre d'un noeud dans l'arbre syntaxique, on rajoute les variables locales déclarées dans le noeud courant (s'il y en a) à l'environnement (ceci pour gérer principalement les blocs en cascade). Ces variables locales seront ensuite retirer de l'environnement lors de la remontée de ce noeud. L'environnement est construit à <text:soft-page-break/>partir des attributs de la classe courante ainsi que ses méthodes. L'environnement est ensuite enrichit des attributs dont hérite la classe courante. </text:p>
      <text:p text:style-name="P1"/>
      <text:h text:style-name="P12" text:outline-level="2">Génération du code</text:h>
      <text:p text:style-name="P18"/>
      <text:p text:style-name="P18"><text:tab/>Pour générer le code, nous utilisons les structures qui sont créées lors de la vérification contextuelle. Le code est écrit à la volée dans un fichier de sortie lors de l'appel de différentes fonctions.</text:p>
      <text:p text:style-name="P18"><text:tab/>Dans un premier temps, on génère le code correspondant aux appels des différentes méthodes des différentes classes. Chaque méthode se voit attribué un label propre.</text:p>
      <text:p text:style-name="P18"><text:tab/><text:tab/><text:span text:style-name="T2">writecode_class(...)</text:span></text:p>
      <text:p text:style-name="P18"><text:tab/>Dans un deuxième temps, on génère le code correspondant aux tables virtuelles des différentes classes.</text:p>
      <text:p text:style-name="P18"><text:tab/><text:tab/><text:span text:style-name="T2">writecode_vtables(...)</text:span></text:p>
      <text:p text:style-name="P18"><text:tab/>Dans un dernier temps, on génère le code correspondant au bloc principal.</text:p>
      <text:p text:style-name="P18"><text:tab/>Une fonction permet d'écrire le code correspondant à une Expression. C'est cette fonction qui est appelée pour générer le code du bloc principal et les corps des différentes méthodes.</text:p>
      <text:p text:style-name="P18"><text:span text:style-name="T2"><text:tab/><text:tab/>writecode_exp(...)</text:span></text:p>
      <text:h text:style-name="Heading_20_1" text:outline-level="1"><text:tab/>Synthèse des résultats</text:h>
      <text:h text:style-name="Heading_20_2" text:outline-level="2">Grammaire</text:h>
      <text:p text:style-name="Text_20_body"/>
      <text:p text:style-name="P1"><text:tab/><text:tab/>Nous avons exécuter avec succès l'ensemble des tests fournis pour la grammaire. Nous en avons rajouté des complémentaires, tels que la déclaration illicite de variables nommées self ou super, la concaténation de plusieurs self et de plusieurs super, programme sans bloc principal etc.</text:p>
      <text:p text:style-name="P1">Le jeu de test conforme est le même que pour la vérification syntaxique.</text:p>
      <text:p text:style-name="P1"/>
      <text:p text:style-name="P2">Jeu de test non conforme</text:p>
      <text:p text:style-name="P1"/>
      <text:list text:style-name="L2">
        <text:list-item>
          <text:p text:style-name="P24">gram-appel-dans-le-vide : un appel du type « begin .get end »</text:p>
        </text:list-item>
      </text:list>
      <text:p text:style-name="P22">Ligne 1, syntax error, unexpected '.' </text:p>
      <text:p text:style-name="P22">Programme Incorrect </text:p>
      <text:list text:style-name="L3">
        <text:list-item>
          <text:p text:style-name="P25">gram-blocs-multiple : Plusieurs blocs principales entre les classes.</text:p>
        </text:list-item>
      </text:list>
      <text:p text:style-name="P22">Ligne 1, syntax error, unexpected CLASS, expecting $end </text:p>
      <text:p text:style-name="P22">Programme Incorrect </text:p>
      <text:list text:style-name="L4">
        <text:list-item>
          <text:p text:style-name="P26">gram-class-vide : Classe sans attributs ni methodes ni bloc principal pour le programme</text:p>
        </text:list-item>
      </text:list>
      <text:p text:style-name="P22">Ligne 1, syntax error, unexpected $end, expecting '{' </text:p>
      <text:p text:style-name="P22">Programme Incorrect </text:p>
      <text:list text:style-name="L5">
        <text:list-item>
          <text:p text:style-name="P27">gram-declaration-methode-dans-bloc : déclaration d'une méthode dans un bloc</text:p>
        </text:list-item>
      </text:list>
      <text:p text:style-name="P22"><text:soft-page-break/>Ligne 1, syntax error, unexpected METHODS, expecting BEG </text:p>
      <text:p text:style-name="P22">Programme Incorrect </text:p>
      <text:list text:style-name="L6">
        <text:list-item>
          <text:p text:style-name="P28">gram-sans-bloc : Programme sans bloc principal</text:p>
        </text:list-item>
      </text:list>
      <text:p text:style-name="P22">Ligne 1, syntax error, unexpected $end, expecting '{' </text:p>
      <text:p text:style-name="P22">Programme Incorrect </text:p>
      <text:list text:style-name="L7">
        <text:list-item>
          <text:p text:style-name="P29">gram-self-cascade : self.self ....</text:p>
        </text:list-item>
      </text:list>
      <text:p text:style-name="P22">Ligne 1, syntax error, unexpected SELF, expecting ID </text:p>
      <text:p text:style-name="P22">Programme Incorrect </text:p>
      <text:list text:style-name="L8">
        <text:list-item>
          <text:p text:style-name="P30">gram-super-cascade : super.super ...</text:p>
        </text:list-item>
      </text:list>
      <text:p text:style-name="P22">Ligne 1, syntax error, unexpected SUPER, expecting ID </text:p>
      <text:p text:style-name="P22">Programme Incorrect </text:p>
      <text:list text:style-name="L9">
        <text:list-item>
          <text:p text:style-name="P31">gram-super-interdit : super.id</text:p>
        </text:list-item>
      </text:list>
      <text:p text:style-name="P22">Ligne 1, syntax error, unexpected '{', expecting '(' </text:p>
      <text:p text:style-name="P22">Programme Incorrect </text:p>
      <text:p text:style-name="P1"/>
      <text:h text:style-name="Heading_20_2" text:outline-level="2"><text:tab/>Vérification Syntaxique</text:h>
      <text:p text:style-name="P1"/>
      <text:p text:style-name="P1"><text:tab/>Nous avons tout d'abord crée un jeu de test à partir des différents cas de figures non « supportés ». Voici les résultats :</text:p>
      <text:p text:style-name="P1"/>
      <text:list text:style-name="L10">
        <text:list-item>
          <text:p text:style-name="P32">acces-attribut-interdit : vérifie si on a le droit ou non d'accéder dans le bloc principale aux champs d'une de ces variables.</text:p>
        </text:list-item>
      </text:list>
      <text:p text:style-name="Marginalia"><text:span text:style-name="T1">Acces d'attribut interdit sur : A </text:span></text:p>
      <text:list text:style-name="L11">
        <text:list-item>
          <text:p text:style-name="P60">acces-attribut-interdit2 : vérifie si on a le droit d'accéder aux champs d'une variable donnée en paramètre d'une méthode, sachant que sa classe ne fait pas partie de la hiérarchie de la classe de cette méthode.</text:p>
        </text:list-item>
      </text:list>
      <text:p text:style-name="Marginalia"><text:span text:style-name="T1">Acces d'attribut interdit sur : A </text:span></text:p>
      <text:list text:style-name="L12">
        <text:list-item>
          <text:p text:style-name="P33">affectation-interdite : affectation entre 2 variables de types différents</text:p>
        </text:list-item>
      </text:list>
      <text:p text:style-name="P22">type incompatible : Entier := Chaine </text:p>
      <text:list text:style-name="L13">
        <text:list-item>
          <text:p text:style-name="P34">classe-inconnue : déclaration d'une variable de type inconnu</text:p>
        </text:list-item>
      </text:list>
      <text:p text:style-name="P22">Erreur! type Machin inconnue </text:p>
      <text:list text:style-name="L14">
        <text:list-item>
          <text:p text:style-name="P35">double-declaration-attributs : Deux attributs d'une classe qui ont le même nom. </text:p>
        </text:list-item>
      </text:list>
      <text:p text:style-name="P22">Erreur! double declaration d'attribut: a </text:p>
      <text:list text:style-name="L15">
        <text:list-item>
          <text:p text:style-name="P36">double-declaration-classes : Déclaration de deux classes ayant le même nom.</text:p>
        </text:list-item>
      </text:list>
      <text:p text:style-name="P22">Erreur! double declaration de Classe: A </text:p>
      <text:list text:style-name="L16">
        <text:list-item>
          <text:p text:style-name="P37">expression-relationnelle-incorrecte : Expression relationnelle dont les opérande ne sont pas du type Entier.</text:p>
        </text:list-item>
      </text:list>
      <text:p text:style-name="P22">type incompatible avec l'operateur relationnel : A </text:p>
      <text:p text:style-name="P22">type attendu : Entier </text:p>
      <text:list text:style-name="L17">
        <text:list-item>
          <text:p text:style-name="P38"><text:soft-page-break/>heritage-Chaine : Classe essayant d'hériter de la classe Chaine.</text:p>
        </text:list-item>
      </text:list>
      <text:p text:style-name="P22">Erreur! Chaine ne peut être une classe parente de la classe A </text:p>
      <text:list text:style-name="L18">
        <text:list-item>
          <text:p text:style-name="P39">heritage-Entier : Classe essayant d'hériter de la classe Entier.</text:p>
        </text:list-item>
      </text:list>
      <text:p text:style-name="P22">Erreur! Entier ne peut être une classe parente de la classe A </text:p>
      <text:list text:style-name="L19">
        <text:list-item>
          <text:p text:style-name="P40">heritage-inconnu : Classe essayant d'hériter d'une classe non préalablement définie.</text:p>
        </text:list-item>
      </text:list>
      <text:p text:style-name="P22">Classe B inconnue</text:p>
      <text:list text:style-name="L20">
        <text:list-item>
          <text:p text:style-name="P41">heritage-recursif : Classe essayant d'hériter d'elle même.</text:p>
        </text:list-item>
      </text:list>
      <text:p text:style-name="P22">Erreur! A ne peut être une classe parente de la classe A </text:p>
      <text:list text:style-name="L21">
        <text:list-item>
          <text:p text:style-name="P42">if-then-else-incorrect : Type du « then » différent de celui du « else ».</text:p>
        </text:list-item>
      </text:list>
      <text:p text:style-name="P22">type du then (Chaine) incompatible avec le type du else (Entier)</text:p>
      <text:list text:style-name="L22">
        <text:list-item>
          <text:p text:style-name="P43">methode-inconnue : Appel d'une méthode inexistante sur un objet.</text:p>
        </text:list-item>
      </text:list>
      <text:p text:style-name="P22">Erreur : Methode inconnue get </text:p>
      <text:list text:style-name="L23">
        <text:list-item>
          <text:p text:style-name="P44">nb-param-incorrect : Nombre de paramètre incorrect dans l'appel d'une méthode.</text:p>
        </text:list-item>
      </text:list>
      <text:p text:style-name="P22">Erreur : nombre de paramètre incorrect dans l'appel de fonction get </text:p>
      <text:list text:style-name="L24">
        <text:list-item>
          <text:p text:style-name="P45">operation-interdite : opération arithmétique sur des objets autres que Entier.</text:p>
        </text:list-item>
      </text:list>
      <text:p text:style-name="P22">type incompatible : A + Entier </text:p>
      <text:list text:style-name="L25">
        <text:list-item>
          <text:p text:style-name="P46">parametre-incorrect : Typage des paramètre incorrect dans l'appel d'une méthode.</text:p>
        </text:list-item>
      </text:list>
      <text:p text:style-name="P22">Erreur : type incompatible dans l'appel de fonction get : param A devrait être Entier </text:p>
      <text:list text:style-name="L26">
        <text:list-item>
          <text:p text:style-name="P47">portee-variable : vérifie si la déclaration d'un attribut dans une classe fille, qui a le même nom qu'un des attributs de sa hiérarchie avec un type différent, masque ou non l'attribut de la classe parente.</text:p>
        </text:list-item>
      </text:list>
      <text:p text:style-name="P22">Erreur de retour (Chaine): type attendu Entier </text:p>
      <text:list text:style-name="L27">
        <text:list-item>
          <text:p text:style-name="P48">portee-variable2 : Dans le cas de blocs imbriqués, vérifie si à la sortie du bloc contenu, le bloc contenant a visibilité ou non sur les variables définies dans le bloc contenu.</text:p>
        </text:list-item>
      </text:list>
      <text:p text:style-name="P22">Erreur : Variable inconnue c </text:p>
      <text:list text:style-name="L28">
        <text:list-item>
          <text:p text:style-name="P49">portee-variable3 : Même chose que portee-variable mais entre les paramètres d'une methode et les variables locales du bloc de celle-ci.</text:p>
        </text:list-item>
      </text:list>
      <text:p text:style-name="P22">type incompatible : Entier := Chaine </text:p>
      <text:list text:style-name="L29">
        <text:list-item>
          <text:p text:style-name="P50">redefinition-incorrecte : Vérifie si la redéfinition d'une méthode dans une classe fille conserve ou non le profil de celle de la classe parente.</text:p>
        </text:list-item>
      </text:list>
      <text:p text:style-name="P22">Erreur! Redéfinition erronée : Paramètre Chaine c incompatible dans la méthode get avec la méthode de la super classe A <text:s/>: Entier c </text:p>
      <text:list text:style-name="L30">
        <text:list-item>
          <text:p text:style-name="P51">redefinition-incorrecte2 : Même chose que précédemment mais en terme de nombre de paramètres.</text:p>
        </text:list-item>
      </text:list>
      <text:p text:style-name="P22">Erreur! Redéfinition erronée : Mauvais nombre de paramètres dans la méthode get d'après la super classe A </text:p>
      <text:list text:style-name="L31">
        <text:list-item>
          <text:p text:style-name="P52">redefinition-incorrecte3 : Redéfinition qui change le type de retour de la méthode.</text:p>
        </text:list-item>
      </text:list>
      <text:p text:style-name="P22">Erreur! Redéfinition erronée : Le type de retour de la methode get est Chaine alors qu'il devrait être <text:soft-page-break/>Entier comme spécifié dans sa superclasse A </text:p>
      <text:list text:style-name="L32">
        <text:list-item>
          <text:p text:style-name="P53">retour-if-then-else-incorrect : Dans le cas d'une méthode dont le corps est réduit à un « if then else », on vérifie si le type de retour de la méthode correspond avec celui du « if then else ».</text:p>
        </text:list-item>
      </text:list>
      <text:p text:style-name="P22">Erreur de retour (Chaine): type attendu Entier </text:p>
      <text:list text:style-name="L33">
        <text:list-item>
          <text:p text:style-name="P54">retour-methode-incorrect : Vérifie si le type de retour d'une méthode correspond à celui de son corps.</text:p>
        </text:list-item>
      </text:list>
      <text:p text:style-name="P22">Erreur de retour (Chaine): type attendu Entier </text:p>
      <text:list text:style-name="L34">
        <text:list-item>
          <text:p text:style-name="P55">self-bloc : Utilisation illicite du self dans le bloc principal du programme.</text:p>
        </text:list-item>
      </text:list>
      <text:p text:style-name="P22">Type Inconnu </text:p>
      <text:list text:style-name="L35">
        <text:list-item>
          <text:p text:style-name="P56">super-bloc : Utilisation illicite du super dans le bloc principal du programme</text:p>
        </text:list-item>
      </text:list>
      <text:p text:style-name="P22">Utilisation de super impossible : </text:p>
      <text:p text:style-name="P22">La classe (null) n'a pas de classe parente </text:p>
      <text:list text:style-name="L36">
        <text:list-item>
          <text:p text:style-name="P57">super-interdit : Utilisation de super dans une classe n'ayant pas de classe parente.</text:p>
        </text:list-item>
      </text:list>
      <text:p text:style-name="P22">Utilisation de super impossible : </text:p>
      <text:p text:style-name="P22">La classe A n'a pas de classe parente </text:p>
      <text:list text:style-name="L37">
        <text:list-item>
          <text:p text:style-name="P58">surcharge-interdite : Surcharge de méthode dans la même classe.</text:p>
        </text:list-item>
      </text:list>
      <text:p text:style-name="P22">Erreur! Surcharge interdite: get </text:p>
      <text:list text:style-name="L38">
        <text:list-item>
          <text:p text:style-name="P59">variable-inconnue : Utilisation d'une variable non déclarée.</text:p>
        </text:list-item>
      </text:list>
      <text:p text:style-name="P22">Erreur : Variable inconnue b </text:p>
      <text:p text:style-name="P1"><text:tab/></text:p>
      <text:p text:style-name="P1"><text:tab/>Nous avons ensuite utilisé les fichiers fournis pour le test de la grammaire pour tester notre vérification syntaxique. Nous avons rajouter le fichier suivant :</text:p>
      <text:p text:style-name="P1">bloc-in-bloc-hierarchie. Ce fichier contient une hiérarchie en 3 classes, des multiples masquages d'attributs et autres variables, des blocs imbriqués, des appels directs à des méthodes de la classe, l'héritage transitif, l'utilisation avancée de super et de self. Nous avons aussi modifié le fichier exemple1 pour qu'il rentre en conformité : harmonisation d'un if then else, ajout d'un bloc principal.</text:p>
      <text:p text:style-name="P1"/>
      <text:h text:style-name="P12" text:outline-level="2">Génération de code</text:h>
      <text:p text:style-name="P1"/>
      <text:p text:style-name="P1"><text:tab/>Nous avons testé notre génération de code sur de nombreux fichiers exemples. Nous avons constaté que le code généré était executé avec succès à chaque fois (pour peu que le programme soit correct, cf. nos hypothèses).</text:p>
      <text:p text:style-name="P1"/>
      <text:p text:style-name="P1"><text:tab/>Nous nous sommes assuré avec des exemples que nous avons créé que notre code respectait les différentes subtilités du langage : super, self, liaison dynamique, récursion, blocs imbriqués, etc.</text:p>
      <text:p text:style-name="P1"/>
      <text:p text:style-name="P1"><text:tab/>Ci-dessous le résultat de l'interprétation de différents fichiers d'exemples compilé par notre compilateur :</text:p>
      <text:p text:style-name="Text_20_body"/>
      <text:p text:style-name="P11">fichier ex-if :</text:p>
      <text:p text:style-name="P19">1232</text:p>
      <text:p text:style-name="Text_20_body"/>
      <text:p text:style-name="P11">fichier ex-OK</text:p>
      <text:p text:style-name="P19"><text:soft-page-break/>1Imprimer de A:12</text:p>
      <text:p text:style-name="P19">Imprimer de B:0, 25</text:p>
      <text:p text:style-name="P19">Imprimer de A:12</text:p>
      <text:p text:style-name="P19">Imprimer de B:0, 25</text:p>
      <text:p text:style-name="P19">Imprimer de A:12</text:p>
      <text:p text:style-name="P19">Imprimer de B:0, 25</text:p>
      <text:p text:style-name="P19">Done</text:p>
      <text:p text:style-name="Text_20_body"/>
      <text:p text:style-name="P11">fichier Dur:</text:p>
      <text:p text:style-name="P19">12</text:p>
      <text:p text:style-name="P19">12</text:p>
      <text:p text:style-name="P19">23</text:p>
      <text:p text:style-name="P19">100</text:p>
      <text:p text:style-name="P19">23</text:p>
      <text:p text:style-name="P19">100</text:p>
      <text:p text:style-name="P19">100</text:p>
      <text:p text:style-name="P19"/>
      <text:p text:style-name="P11">fichier f91 :</text:p>
      <text:p text:style-name="P20"/>
      <text:p text:style-name="P19">f91(102)= 92</text:p>
      <text:p text:style-name="P19">f91(103)= 93</text:p>
      <text:p text:style-name="P19">f91(104)= 94</text:p>
      <text:p text:style-name="P19">f91(105)= 95</text:p>
      <text:p text:style-name="P19">f91(106)= 96</text:p>
      <text:p text:style-name="P19">f91(107)= 97</text:p>
      <text:p text:style-name="P19">f91(108)= 98</text:p>
      <text:p text:style-name="P19">f91(109)= 99</text:p>
      <text:p text:style-name="P19">f91(110)= 100</text:p>
      <text:p text:style-name="P19">f91(111)= 101</text:p>
      <text:p text:style-name="P19">f91(101)= 91</text:p>
      <text:p text:style-name="P19">f91(100)= 91</text:p>
      <text:p text:style-name="P19">f91(99)= 91</text:p>
      <text:p text:style-name="P19">f91(98)= 91</text:p>
      <text:p text:style-name="P19">f91(97)= 91</text:p>
      <text:p text:style-name="P19">f91(96)= 91</text:p>
      <text:p text:style-name="P19">f91(95)= 91</text:p>
      <text:p text:style-name="P19">f91(94)= 91</text:p>
      <text:p text:style-name="P19"><text:soft-page-break/>f91(93)= 91</text:p>
      <text:p text:style-name="P19">f91(92)= 91</text:p>
      <text:p text:style-name="P19">f91(91)= 91</text:p>
      <text:p text:style-name="P19">f91(102)= 92</text:p>
      <text:p text:style-name="P19">f91(103)= 93</text:p>
      <text:p text:style-name="P19">f91(104)= 94</text:p>
      <text:p text:style-name="P19">f91(105)= 95</text:p>
      <text:p text:style-name="P19">f91(106)= 96</text:p>
      <text:p text:style-name="P19">f91(107)= 97</text:p>
      <text:p text:style-name="P19">f91(108)= 98</text:p>
      <text:p text:style-name="P19">f91(109)= 99</text:p>
      <text:p text:style-name="P19">f91(110)= 100</text:p>
      <text:p text:style-name="P19">f91(111)= 101</text:p>
      <text:p text:style-name="P19">f91(101)= 91</text:p>
      <text:p text:style-name="P19">f91(100)= 91</text:p>
      <text:p text:style-name="P19">f91(99)= 91</text:p>
      <text:p text:style-name="P19">f91(98)= 91</text:p>
      <text:p text:style-name="P19">f91(97)= 91</text:p>
      <text:p text:style-name="P19">f91(96)= 91</text:p>
      <text:p text:style-name="P19">f91(95)= 91</text:p>
      <text:p text:style-name="P19">f91(94)= 91</text:p>
      <text:p text:style-name="P19">f91(93)= 91</text:p>
      <text:p text:style-name="P19">f91(92)= 91</text:p>
      <text:p text:style-name="P19">f91(91)= 91</text:p>
      <text:p text:style-name="P19">f91(80)= 91</text:p>
      <text:p text:style-name="P19"/>
      <text:p text:style-name="P21">fichier f91 :</text:p>
      <text:p text:style-name="P20"/>
      <text:p text:style-name="P19">v=1</text:p>
      <text:p text:style-name="P19">v=1, vb=1</text:p>
      <text:p text:style-name="P19">v=1, vc=1</text:p>
      <text:p text:style-name="P19">v=1, vb=1, vb2=1</text:p>
      <text:p text:style-name="P19">A::val()v=1, vc=1</text:p>
      <text:p text:style-name="P19">B::val()v=1, vc=1</text:p>
      <text:p text:style-name="P19">C::val()v=1, vc=1</text:p>
      <text:p text:style-name="P19">B::val()v=1, vc=1</text:p>
      <text:p text:style-name="P19">v=1, vc=1</text:p>
      <text:p text:style-name="P19"><text:soft-page-break/>v=1, vc=1</text:p>
      <text:p text:style-name="P19">v=1, vb=1</text:p>
      <text:p text:style-name="P19">v=1, vc=1</text:p>
      <text:p text:style-name="P19">1</text:p>
      <text:p text:style-name="P19"></text:p>
      <text:p text:style-name="P19">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Lucidasans1" svg:font-family="Lucidasans"/>
    <style:font-face style:name="StarSymbol" svg:font-family="StarSymbol"/>
    <style:font-face style:name="Times" svg:font-family="Times"/>
    <style:font-face style:name="Times1" svg:font-family="Times" style:font-family-generic="roman"/>
    <style:font-face style:name="Helvetica1" svg:font-family="Helvetica"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fr" fo:country="FR" style:letter-kerning="true" style:font-name-asian="DejaVu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Linux OpenOffice.org_project/680m9$Build-9238</meta:generator>
    <meta:initial-creator>Jaguar</meta:initial-creator>
    <meta:creation-date>2008-02-22T00:20:03</meta:creation-date>
    <dc:date>2008-02-22T11:50:58</dc:date>
    <meta:editing-cycles>64</meta:editing-cycles>
    <meta:editing-duration>PT6H19M4S</meta:editing-duration>
    <meta:user-defined meta:name="Info 1"/>
    <meta:user-defined meta:name="Info 2"/>
    <meta:user-defined meta:name="Info 3"/>
    <meta:user-defined meta:name="Info 4"/>
    <meta:document-statistic meta:table-count="0" meta:image-count="0" meta:object-count="0" meta:page-count="10" meta:paragraph-count="248" meta:word-count="2100" meta:character-count="13231"/>
  </office:meta>
</office:document-meta>
</file>